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f7a9" officeooo:paragraph-rsid="000bf7a9"/>
    </style:style>
    <style:style style:name="P2" style:family="paragraph" style:parent-style-name="Standard">
      <style:paragraph-properties fo:text-align="center" style:justify-single-word="false"/>
      <style:text-properties officeooo:rsid="000bf7a9" officeooo:paragraph-rsid="000bf7a9"/>
    </style:style>
    <style:style style:name="P3" style:family="paragraph" style:parent-style-name="Standard">
      <style:text-properties fo:font-style="italic" officeooo:rsid="000bf7a9" officeooo:paragraph-rsid="000bf7a9" style:font-style-asian="italic" style:font-style-complex="italic"/>
    </style:style>
    <style:style style:name="P4" style:family="paragraph" style:parent-style-name="Standard">
      <style:text-properties officeooo:rsid="000cb160" officeooo:paragraph-rsid="000cb160"/>
    </style:style>
    <style:style style:name="P5" style:family="paragraph" style:parent-style-name="Standard">
      <style:text-properties officeooo:rsid="000cb160" officeooo:paragraph-rsid="000d8931"/>
    </style:style>
    <style:style style:name="P6" style:family="paragraph" style:parent-style-name="Standard">
      <style:text-properties officeooo:rsid="000dc1c1" officeooo:paragraph-rsid="000dc1c1"/>
    </style:style>
    <style:style style:name="P7" style:family="paragraph" style:parent-style-name="Standard">
      <style:text-properties officeooo:rsid="00110f0b" officeooo:paragraph-rsid="00110f0b"/>
    </style:style>
    <style:style style:name="P8" style:family="paragraph" style:parent-style-name="Standard">
      <style:text-properties officeooo:rsid="00110f0b" officeooo:paragraph-rsid="0012ff47"/>
    </style:style>
    <style:style style:name="T1" style:family="text">
      <style:text-properties officeooo:rsid="000bf7a9"/>
    </style:style>
    <style:style style:name="T2" style:family="text">
      <style:text-properties officeooo:rsid="000d0bdb"/>
    </style:style>
    <style:style style:name="T3" style:family="text">
      <style:text-properties officeooo:rsid="000dc1c1"/>
    </style:style>
    <style:style style:name="T4" style:family="text">
      <style:text-properties officeooo:rsid="000ee506"/>
    </style:style>
    <style:style style:name="T5" style:family="text">
      <style:text-properties officeooo:rsid="0012ff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uth Values of Sub-Types</text:p>
      <text:p text:style-name="P2">by Sven Nilsen, 2019</text:p>
      <text:p text:style-name="P1"/>
      <text:p text:style-name="P3">In this paper I show that it is always possible to eliminate the input variable and membership operator from expressions when talking about the truth value of sub-types.</text:p>
      <text:p text:style-name="P1"/>
      <text:p text:style-name="P1">In path semantics, it is common to write the following:</text:p>
      <text:p text:style-name="P1"/>
      <text:p text:style-name="P1"><text:tab/>x : [f] a</text:p>
      <text:p text:style-name="P1"/>
      <text:p text:style-name="P1">This means `x` has a sub-type such that `f` returns `a`.</text:p>
      <text:p text:style-name="P1"/>
      <text:p text:style-name="P1">A such expression is consistent if and only if the following holds:</text:p>
      <text:p text:style-name="P1"/>
      <text:p text:style-name="P1"><text:tab/>a : [∃f] true</text:p>
      <text:p text:style-name="P1"/>
      <text:p text:style-name="P1">The truth value is defined as following:</text:p>
      <text:p text:style-name="P1"/>
      <text:p text:style-name="P1"><text:tab/>[f] a<text:tab/>=<text:tab/>(∃f)(a)</text:p>
      <text:p text:style-name="P1"/>
      <text:p text:style-name="P1">In first order logic, the same truth value is given by:</text:p>
      <text:p text:style-name="P1"/>
      <text:p text:style-name="P1"><text:tab/><text:span text:style-name="T2">[f] a<text:tab/>=<text:tab/></text:span>∃ x { f(x) = a }</text:p>
      <text:p text:style-name="P1"/>
      <text:p text:style-name="P5">With other words, `[f] a` is syntax sugar for a computation `<text:span text:style-name="T1">(∃f)(a)</text:span>` or statement in logic that requires no input variables and therefore does not require the membership operator. <text:span text:style-name="T2">While it is natural to think that `x` in `x : [f] a` is the input and connected to the output `a` by `f`, it plays no significant role here. This is because the expression quantifies over all possible values such that the truth value is `true`.</text:span></text:p>
      <text:p text:style-name="P5"/>
      <text:p text:style-name="P5"><text:span text:style-name="T2">The expression `x : [f] a` talks about a proof `x` such that the truth value can be computationally verified. This introduces extra complexity and cost because you choose some value among the possible ones. If you are willing to let go of this choice and ignore the identity of `x`, then the semantics of<text:line-break/>`x : [f] a` can be reduced to `[f] a`.</text:span></text:p>
      <text:p text:style-name="P4"/>
      <text:p text:style-name="P4">The truth value of a sub-type is <text:span text:style-name="T3">`bool`:</text:span></text:p>
      <text:p text:style-name="P4"/>
      <text:p text:style-name="P4"><text:tab/>[f] a : bool</text:p>
      <text:p text:style-name="P4"/>
      <text:p text:style-name="P7">Eliminating the input variable is important to understand <text:span text:style-name="T5">overall </text:span>sub-type semantics.</text:p>
      <text:p text:style-name="P6">If `f` and `a` are input variables <text:span text:style-name="T4">to proof talking about sub-types</text:span>, one can consider the following:</text:p>
      <text:p text:style-name="P6"/>
      <text:p text:style-name="P6"><text:tab/>∃ f, a { [f] a }</text:p>
      <text:p text:style-name="P6"/>
      <text:p text:style-name="P8">Since there exists some values of `f` and `a` such that this is true, this is a proof that it makes sense to talk about sub-types in general. This holds even if there is no reference to any input. <text:span text:style-name="T5">As strange as it sounds, s</text:span>ub-types makes sense on <text:span text:style-name="T5">their own, due to the expression `(∃f)(a)` does not require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4:36:07.013078000</meta:creation-date>
    <dc:date>2019-02-05T16:22:42.844942000</dc:date>
    <meta:editing-duration>PT5M14S</meta:editing-duration>
    <meta:editing-cycles>1</meta:editing-cycles>
    <meta:generator>LibreOffice/5.1.2.2$MacOSX_X86_64 LibreOffice_project/d3bf12ecb743fc0d20e0be0c58ca359301eb705f</meta:generator>
    <meta:document-statistic meta:table-count="0" meta:image-count="0" meta:object-count="0" meta:page-count="1" meta:paragraph-count="20" meta:word-count="356" meta:character-count="1886" meta:non-whitespace-character-count="1544"/>
  </office:meta>
</office:document-meta>
</file>